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1.svm"/>
  <manifest:file-entry manifest:media-type="" manifest:full-path="Pictures/TablePreview3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width="0cm" draw:marker-start-width="0.2cm" draw:marker-end-width="0.2cm" draw:fill="none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objectwithoutfill">
      <style:graphic-properties draw:stroke="none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2.437cm" style:use-optimal-column-width="false"/>
    </style:style>
    <style:style style:name="co2" style:family="table-column">
      <style:table-column-properties style:column-width="2.435cm" style:use-optimal-column-width="false"/>
    </style:style>
    <style:style style:name="co3" style:family="table-column">
      <style:table-column-properties style:column-width="3.387cm" style:use-optimal-column-width="false"/>
    </style:style>
    <style:style style:name="co4" style:family="table-column">
      <style:table-column-properties style:column-width="3.385cm" style:use-optimal-column-width="false"/>
    </style:style>
    <style:style style:name="co5" style:family="table-column">
      <style:table-column-properties style:column-width="2.985cm" style:use-optimal-column-width="false"/>
    </style:style>
    <style:style style:name="co6" style:family="table-column">
      <style:table-column-properties style:column-width="1.834cm" style:use-optimal-column-width="false"/>
    </style:style>
    <style:style style:name="co7" style:family="table-column">
      <style:table-column-properties style:column-width="1.786cm" style:use-optimal-column-width="false"/>
    </style:style>
    <style:style style:name="co8" style:family="table-column">
      <style:table-column-properties style:column-width="1.474cm" style:use-optimal-column-width="false"/>
    </style:style>
    <style:style style:name="co9" style:family="table-column">
      <style:table-column-properties style:column-width="3.147cm" style:use-optimal-column-width="false"/>
    </style:style>
    <style:style style:name="co10" style:family="table-column">
      <style:table-column-properties style:column-width="2.585cm" style:use-optimal-column-width="false"/>
    </style:style>
    <style:style style:name="co11" style:family="table-column">
      <style:table-column-properties style:column-width="2.583cm" style:use-optimal-column-width="false"/>
    </style:style>
    <style:style style:name="co12" style:family="table-column">
      <style:table-column-properties style:column-width="2.945cm" style:use-optimal-column-width="false"/>
    </style:style>
    <style:style style:name="co13" style:family="table-column">
      <style:table-column-properties style:column-width="2.946cm" style:use-optimal-column-width="false"/>
    </style:style>
    <style:style style:name="co14" style:family="table-column">
      <style:table-column-properties style:column-width="2.772cm" style:use-optimal-column-width="false"/>
    </style:style>
    <style:style style:name="co15" style:family="table-column">
      <style:table-column-properties style:column-width="5.177cm" style:use-optimal-column-width="false"/>
    </style:style>
    <style:style style:name="ro1" style:family="table-row">
      <style:table-row-properties style:row-height="0.731cm"/>
    </style:style>
    <style:style style:name="ce1" style:family="table-cell">
      <style:graphic-properties draw:fill="solid" draw:fill-color="#0084d1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2" style:family="table-cell">
      <style:graphic-properties draw:fill="solid" draw:fill-color="#0084d1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3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5" style:family="table-cell">
      <style:graphic-properties draw:fill="solid" draw:fill-color="#008000" style:repeat="repeat" draw:textarea-vertical-align="middle"/>
      <style:paragraph-properties fo:text-align="center" fo:border="0.03pt solid #000000"/>
      <style:text-properties fo:font-size="12pt" style:font-size-asian="12pt" style:font-size-complex="12pt"/>
    </style:style>
    <style:style style:name="ce6" style:family="table-cell">
      <style:graphic-properties draw:fill="solid" draw:fill-color="#008000" style:repeat="repeat" draw:textarea-vertical-align="middle"/>
      <style:paragraph-properties fo:border="0.03pt solid #000000"/>
      <style:text-properties fo:font-size="12pt" style:font-size-asian="12pt" style:font-size-complex="12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 fo:border="0.03pt solid #000000"/>
      <style:text-properties fo:font-size="12pt" style:text-underline-style="none" style:font-size-asian="12pt" style:font-size-complex="12pt"/>
    </style:style>
    <style:style style:name="ce8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9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text-underline-style="solid" style:text-underline-width="auto" style:text-underline-color="font-color" style:font-size-asian="12pt" style:font-size-complex="12pt"/>
    </style:style>
    <style:style style:name="ce10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2pt" style:font-size-asian="12pt" style:font-size-complex="12pt"/>
    </style:style>
    <style:style style:name="ce11" style:family="table-cell">
      <style:graphic-properties draw:fill="solid" draw:fill-color="#ffd320" style:repeat="repeat"/>
      <style:paragraph-properties fo:border="0.03pt solid #000000"/>
      <style:text-properties fo:font-size="12pt" style:font-size-asian="12pt" style:font-size-complex="12pt"/>
    </style:style>
    <style:style style:name="ce12" style:family="table-cell">
      <style:graphic-properties style:repeat="repeat"/>
      <style:paragraph-properties fo:border="0.03pt solid #000000"/>
    </style:style>
    <style:style style:name="ce13" style:family="table-cell">
      <style:graphic-properties draw:fill="solid" draw:fill-color="#ffd320" style:repeat="repeat" draw:textarea-vertical-align="middle"/>
      <style:paragraph-properties fo:text-align="center" fo:border="0.03pt solid #000000"/>
    </style:style>
    <style:style style:name="ce14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ce15" style:family="table-cell">
      <style:graphic-properties draw:fill="solid" draw:fill-color="#ffd320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family="Arial" style:font-family-generic="roman" style:font-pitch="variable" fo:font-size="12pt" style:letter-kerning="true" style:font-size-asian="12pt" style:font-family-complex="Mangal" style:font-family-generic-complex="system" style:font-pitch-complex="variable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standard" draw:layer="layout" svg:width="4.871cm" svg:height="1.461cm" svg:x="28.159cm" svg:y="2.40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PROJET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<text:span text:style-name="T2">projetID</text:span></text:p>
              </table:table-cell>
              <table:table-cell table:style-name="ce4">
                <text:p text:style-name="P1"><text:span text:style-name="T1">Contenu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771cm" svg:height="1.461cm" svg:x="13.014cm" svg:y="18.8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5" table:number-columns-spanned="2">
                <text:p text:style-name="P1"><text:span text:style-name="T1">CHEF DE DEPARTEMENT</text:span></text:p>
              </table:table-cell>
              <table:covered-table-cell table:style-name="ce6"/>
            </table:table-row>
            <table:table-row table:style-name="ro1">
              <table:table-cell table:style-name="ce3">
                <text:p text:style-name="P2"><text:span text:style-name="T2">departementID</text:span></text:p>
              </table:table-cell>
              <table:table-cell table:style-name="ce7">
                <text:p text:style-name="P3"><text:span text:style-name="T3">employeI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771cm" svg:height="1.461cm" svg:x="8.614cm" svg:y="22.07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5" table:number-columns-spanned="2">
                <text:p text:style-name="P1"><text:span text:style-name="T1">AFFECTATION</text:span></text:p>
              </table:table-cell>
              <table:covered-table-cell table:style-name="ce6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7">
                <text:p text:style-name="P3"><text:span text:style-name="T3">departementID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0.156cm" svg:height="1.461cm" svg:x="18.798cm" svg:y="7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>
              <table:table-cell table:style-name="ce5" table:number-columns-spanned="3">
                <text:p text:style-name="P1"><text:span text:style-name="T1">APPARTENANCE</text:span></text:p>
              </table:table-cell>
              <table:covered-table-cell table:style-name="ce6"/>
              <table:covered-table-cell table:style-name="ce8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9">
                <text:p text:style-name="P2"><text:span text:style-name="T2">projetID</text:span></text:p>
              </table:table-cell>
              <table:table-cell table:style-name="ce4">
                <text:p text:style-name="P4"><text:span text:style-name="T1">Taux particip.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" draw:text-style-name="P4" xml:id="id1" draw:id="id1" draw:layer="layout" svg:width="0.2cm" svg:height="0.2cm" svg:x="20.6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" draw:id="id2" draw:layer="layout" svg:width="0.2cm" svg:height="0.2cm" svg:x="15.6cm" svg:y="3.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4" draw:layer="layout" svg:x1="20.7cm" svg:y1="9.4cm" svg:x2="15.629cm" svg:y2="3.871cm" draw:start-shape="id1" draw:start-glue-point="8" draw:end-shape="id2" draw:end-glue-point="7" svg:d="m20700 9400v500h-5071v-6029">
          <text:p/>
        </draw:connector>
        <draw:custom-shape draw:style-name="gr1" draw:text-style-name="P4" xml:id="id3" draw:id="id3" draw:layer="layout" svg:width="0.2cm" svg:height="0.2cm" svg:x="23.8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0.2cm" svg:height="0.2cm" svg:x="29.4cm" svg:y="3.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s" svg:x1="23.829cm" svg:y1="9.371cm" svg:x2="29.571cm" svg:y2="3.871cm" draw:start-shape="id3" draw:start-glue-point="7" draw:end-shape="id4" draw:end-glue-point="9" svg:d="m23829 9371h-529l6271-4850v-650">
          <text:p/>
        </draw:connector>
        <draw:connector draw:style-name="gr5" draw:text-style-name="P4" draw:layer="layout" svg:x1="23.9cm" svg:y1="9.4cm" svg:x2="29.571cm" svg:y2="3.871cm" draw:start-shape="id3" draw:start-glue-point="8" draw:end-shape="id4" draw:end-glue-point="9" svg:d="m23900 9400v500h5671v-6029">
          <text:p/>
        </draw:connector>
        <draw:custom-shape draw:style-name="gr3" draw:text-style-name="P4" xml:id="id5" draw:id="id5" draw:layer="layout" svg:width="0.2cm" svg:height="0.2cm" svg:x="23cm" svg:y="3.6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0.2cm" svg:height="0.2cm" svg:x="3.2cm" svg:y="3.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0.779cm" svg:x1="23.1cm" svg:y1="3.8cm" svg:x2="3.371cm" svg:y2="3.871cm" draw:start-shape="id5" draw:start-glue-point="8" draw:end-shape="id6" draw:end-glue-point="9" svg:d="m23100 3800v1500h-19729v-1429">
          <text:p/>
        </draw:connector>
        <draw:frame draw:style-name="standard" draw:layer="layout" svg:width="10.156cm" svg:height="1.461cm" svg:x="1.795cm" svg:y="2.3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>
              <table:table-cell table:style-name="ce1" table:number-columns-spanned="3">
                <text:p text:style-name="P1"><text:span text:style-name="T1">DEPARTEMENT</text:span></text:p>
              </table:table-cell>
              <table:covered-table-cell table:style-name="ce2"/>
              <table:covered-table-cell table:style-name="ce8"/>
            </table:table-row>
            <table:table-row table:style-name="ro1">
              <table:table-cell table:style-name="ce3">
                <text:p text:style-name="P2"><text:span text:style-name="T2">departementID</text:span></text:p>
              </table:table-cell>
              <table:table-cell table:style-name="ce10">
                <text:p text:style-name="P1"><text:span text:style-name="T1">Description</text:span></text:p>
              </table:table-cell>
              <table:table-cell table:style-name="ce11">
                <text:p><text:span text:style-name="T1">ChefDepID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5cm" svg:height="1.461cm" svg:x="13.605cm" svg:y="2.35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2">
              <table:table-cell table:style-name="ce1" table:number-columns-spanned="5">
                <text:p text:style-name="P1"><text:span text:style-name="T1">EMPLOYE</text:span></text:p>
              </table:table-cell>
              <table:covered-table-cell table:style-name="ce2"/>
              <table:covered-table-cell/>
              <table:covered-table-cell/>
              <table:covered-table-cell table:style-name="ce8"/>
            </table:table-row>
            <table:table-row table:style-name="ro1" table:default-cell-style-name="ce4">
              <table:table-cell table:style-name="ce3">
                <text:p text:style-name="P2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3">
                <text:p text:style-name="P4"><text:span text:style-name="T1">Rue</text:span></text:p>
              </table:table-cell>
              <table:table-cell table:style-name="ce14">
                <text:p text:style-name="P5"><text:span text:style-name="T1">Ville</text:span></text:p>
              </table:table-cell>
              <table:table-cell>
                <text:p text:style-name="P4"><text:span text:style-name="T1">AffectationID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3" draw:text-style-name="P4" xml:id="id13" draw:id="id13" draw:layer="layout" svg:width="0.2cm" svg:height="0.2cm" svg:x="9.8cm" svg:y="3.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0.2cm" svg:height="0.2cm" svg:x="14.9cm" svg:y="3.7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0.156cm" svg:height="1.461cm" svg:x="0.66cm" svg:y="18.89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row table:style-name="ro1">
              <table:table-cell table:style-name="ce5" table:number-columns-spanned="3">
                <text:p text:style-name="P1"><text:span text:style-name="T1">APPARTENANCE</text:span></text:p>
              </table:table-cell>
              <table:covered-table-cell table:style-name="ce6"/>
              <table:covered-table-cell table:style-name="ce8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9">
                <text:p text:style-name="P2"><text:span text:style-name="T2">projetID</text:span></text:p>
              </table:table-cell>
              <table:table-cell table:style-name="ce4">
                <text:p text:style-name="P4"><text:span text:style-name="T1">Taux particip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2.92cm" svg:height="1.461cm" svg:x="4.928cm" svg:y="31.545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1"/>
            <table:table-row table:style-name="ro1" table:default-cell-style-name="ce12">
              <table:table-cell table:style-name="ce1" table:number-columns-spanned="5">
                <text:p text:style-name="P1"><text:span text:style-name="T1">EMPLOYE</text:span></text:p>
              </table:table-cell>
              <table:covered-table-cell table:style-name="ce2"/>
              <table:covered-table-cell/>
              <table:covered-table-cell/>
              <table:covered-table-cell table:style-name="ce8"/>
            </table:table-row>
            <table:table-row table:style-name="ro1" table:default-cell-style-name="ce4">
              <table:table-cell table:style-name="ce3">
                <text:p text:style-name="P2"><text:span text:style-name="T2">employeID</text:span></text:p>
              </table:table-cell>
              <table:table-cell>
                <text:p text:style-name="P1"><text:span text:style-name="T1">Nom</text:span></text:p>
              </table:table-cell>
              <table:table-cell table:style-name="ce13">
                <text:p text:style-name="P4"><text:span text:style-name="T1">Rue</text:span></text:p>
              </table:table-cell>
              <table:table-cell table:style-name="ce15">
                <text:p text:style-name="P5"><text:span text:style-name="T1">Ville</text:span></text:p>
              </table:table-cell>
              <table:table-cell>
                <text:p text:style-name="P4"><text:span text:style-name="T1">Catégori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69cm" svg:height="1.461cm" svg:x="1.855cm" svg:y="37.487cm">
          <table:table table:template-name="default" table:use-first-row-styles="true" table:use-banding-rows-styles="true">
            <table:table-column table:style-name="co10"/>
            <table:table-column table:style-name="co10"/>
            <table:table-row table:style-name="ro1">
              <table:table-cell table:style-name="ce1" table:number-columns-spanned="2">
                <text:p text:style-name="P1"><text:span text:style-name="T1">CADRE SUPERIEUR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4">
                <text:p text:style-name="P1"><text:span text:style-name="T1">Position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89cm" svg:height="1.461cm" svg:x="7.309cm" svg:y="35.535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1">
              <table:table-cell table:style-name="ce1" table:number-columns-spanned="2">
                <text:p text:style-name="P1"><text:span text:style-name="T1">SPECIALISTE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4">
                <text:p text:style-name="P1"><text:span text:style-name="T1">Compétence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7.948cm" svg:height="1.461cm" svg:x="14.651cm" svg:y="33.634cm">
          <table:table table:template-name="default" table:use-first-row-styles="true" table:use-banding-rows-styles="true">
            <table:table-column table:style-name="co14"/>
            <table:table-column table:style-name="co15"/>
            <table:table-row table:style-name="ro1">
              <table:table-cell table:style-name="ce1" table:number-columns-spanned="2">
                <text:p text:style-name="P1"><text:span text:style-name="T1">APPRENTI</text:span></text:p>
              </table:table-cell>
              <table:covered-table-cell table:style-name="ce2"/>
            </table:table-row>
            <table:table-row table:style-name="ro1">
              <table:table-cell table:style-name="ce3">
                <text:p text:style-name="P2"><text:span text:style-name="T2">employeID</text:span></text:p>
              </table:table-cell>
              <table:table-cell table:style-name="ce4">
                <text:p text:style-name="P1"><text:span text:style-name="T1">Année d'apprentissage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3" draw:text-style-name="P4" xml:id="id7" draw:id="id7" draw:layer="layout" svg:width="0.2cm" svg:height="0.2cm" svg:x="1.8cm" svg:y="38.4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0.2cm" svg:height="0.2cm" svg:x="7.3cm" svg:y="36.6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1" draw:id="id11" draw:layer="layout" svg:width="0.2cm" svg:height="0.2cm" svg:x="14.5cm" svg:y="34.6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0.2cm" svg:height="0.2cm" svg:x="4.9cm" svg:y="32.6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-1.2cm" svg:x1="1.829cm" svg:y1="38.571cm" svg:x2="4.929cm" svg:y2="32.771cm" draw:start-shape="id7" draw:start-glue-point="7" draw:end-shape="id8" draw:end-glue-point="7" svg:d="m1829 38571h-1729v-5800h4829">
          <text:p/>
        </draw:connector>
        <draw:custom-shape draw:style-name="gr3" draw:text-style-name="P4" xml:id="id12" draw:id="id12" draw:layer="layout" svg:width="0.2cm" svg:height="0.2cm" svg:x="6.7cm" svg:y="33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7.3cm" svg:y1="36.7cm" svg:x2="5.7cm" svg:y2="33cm" draw:start-shape="id9" draw:start-glue-point="6" draw:end-shape="id10" draw:end-glue-point="8" svg:d="m7300 36700h-1600v-3700">
          <text:p/>
        </draw:connector>
        <draw:connector draw:style-name="gr5" draw:text-style-name="P4" draw:layer="layout" draw:line-skew="-0.6cm 2.3cm" svg:x1="14.671cm" svg:y1="34.771cm" svg:x2="6.8cm" svg:y2="33cm" draw:start-shape="id11" draw:start-glue-point="9" draw:end-shape="id12" draw:end-glue-point="4" svg:d="m14671 34771h-71v29h-7800v-1800">
          <text:p/>
        </draw:connector>
        <draw:custom-shape draw:style-name="gr3" draw:text-style-name="P4" xml:id="id10" draw:id="id10" draw:layer="layout" svg:width="0.2cm" svg:height="0.2cm" svg:x="5.6cm" svg:y="32.8cm">
          <text:p text:style-name="P4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line-skew="0.279cm" svg:x1="9.9cm" svg:y1="3.9cm" svg:x2="15cm" svg:y2="3.9cm" draw:start-shape="id13" draw:start-glue-point="8" draw:end-shape="id14" draw:end-glue-point="8" svg:d="m9900 3900v900h5100v-9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2-01T13:17:20.14</meta:creation-date>
    <dc:date>2011-11-26T16:36:22</dc:date>
    <meta:editing-duration>PT9H45M29S</meta:editing-duration>
    <meta:editing-cycles>37</meta:editing-cycles>
    <meta:generator>LibreOffice/3.4$Unix LibreOffice_project/340m1$Build-203</meta:generator>
    <dc:creator>Jérôme Charrière</dc:creator>
    <meta:document-statistic meta:object-count="33"/>
  </office:meta>
</office:document-meta>
</file>